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(кратчайший) путь для агента из A в B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-1.483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1H52M06S</meta:editing-duration>
    <meta:editing-cycles>19</meta:editing-cycles>
    <dc:date>2010-10-23T07:06:08</dc:date>
    <dc:creator>Vladimir Rutsky</dc:creator>
    <meta:generator>OpenOffice.org/3.2$Unix OpenOffice.org_project/320m12$Build-9483</meta:generator>
    <meta:document-statistic meta:object-count="33"/>
  </office:meta>
</office:document-meta>
</file>